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style:text-underline-style="solid" style:text-underline-width="auto" style:text-underline-color="font-color"/>
    </style:style>
    <style:style style:name="P2" style:family="paragraph" style:parent-style-name="Text_20_body" style:list-style-name="L1">
      <style:paragraph-properties fo:text-align="justify" style:justify-single-word="false"/>
      <style:text-properties style:text-underline-style="none"/>
    </style:style>
    <style:style style:name="P3" style:family="paragraph" style:parent-style-name="Text_20_body" style:list-style-name="L1">
      <style:paragraph-properties fo:text-align="justify" style:justify-single-word="false"/>
    </style:style>
    <style:style style:name="T1"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Engineering: Missing in Action</text:p>
      <text:list xml:id="list7090389228579633372" text:style-name="L1">
        <text:list-item>
          <text:p text:style-name="P2">David Lorge Parnas es un pionero de la ingeniería del software. Es quién desarrolló el concepto de información escondida en la programación en módulos, el cual es un elemento importante de la programación orientada a objetos de hoy en día.</text:p>
        </text:list-item>
        <text:list-item>
          <text:p text:style-name="P2">A causa de que el software comenzó a ser una especie de límitante con respecto a la velocidad a la que se desarrollaba el hardware desde la epoca de la década de los 60 y de que los desarrolladores de software hacían cosas distintas a lo que se les enseñaba, de que comenzaron a crear artefactos para terceros, fue que el autor tiene la visión de que sea el concepto de la ingeniería del software la que logre crear una nueva disciplina centralizada en crear sistemas puramente basados en software.</text:p>
        </text:list-item>
        <text:list-item>
          <text:p text:style-name="P3"><text:span text:style-name="T1">Los pilares que sustentan su visión estan basados en lo que un ingeniero debería saber hacer (como hacer su trabajo, su base teorica y las reglas que debe seguir para lograr un buen trabajo) y lo que un desarrollador de software debe entender al momento de realizar un proyecto que va más allá del puro conocimiento de softwar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jandro Merlo</meta:initial-creator>
    <meta:creation-date>2012-09-01T14:18:17.87</meta:creation-date>
    <dc:date>2012-09-01T20:07:38.70</dc:date>
    <dc:creator>Alejandro Merlo</dc:creator>
    <meta:editing-duration>PT1H54M10S</meta:editing-duration>
    <meta:editing-cycles>4</meta:editing-cycles>
    <meta:generator>OpenOffice.org/3.4$Win32 OpenOffice.org_project/340m1$Build-9590</meta:generator>
    <meta:document-statistic meta:table-count="0" meta:image-count="0" meta:object-count="0" meta:page-count="1" meta:paragraph-count="4" meta:word-count="196" meta:character-count="1107"/>
  </office:meta>
</office:document-meta>
</file>